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4.279cm" svg:y="4.537cm">
            <draw:object draw:notify-on-update-of-ranges="Feuille1.E1:Feuille1.E1 Feuille1.E2:Feuille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Poids(en kg)</text:p>
          </table:table-cell>
          <table:table-cell office:value-type="string" calcext:value-type="string">
            <text:p>lbs/lbf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Tension(mV)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[.B3]*2.205" office:value-type="float" office:value="-22.05" calcext:value-type="float">
            <text:p>-22,05</text:p>
          </table:table-cell>
          <table:table-cell table:formula="of:=[.B3]*9.806" office:value-type="float" office:value="-98.06" calcext:value-type="float">
            <text:p>-98,06</text:p>
          </table:table-cell>
          <table:table-cell office:value-type="float" office:value="22.8" calcext:value-type="float">
            <text:p>22,8</text:p>
          </table:table-cell>
          <table:table-cell table:number-columns-repeated="2"/>
          <table:table-cell table:formula="of:=[.E16]/(10*[.C16])" office:value-type="float" office:value="-0.0497052154195011" calcext:value-type="float">
            <text:p>-0,049705215419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.4" calcext:value-type="float">
            <text:p>-6,4</text:p>
          </table:table-cell>
          <table:table-cell table:formula="of:=[.B4]*2.205" office:value-type="float" office:value="-14.112" calcext:value-type="float">
            <text:p>-14,112</text:p>
          </table:table-cell>
          <table:table-cell table:formula="of:=[.B4]*9.806" office:value-type="float" office:value="-62.7584" calcext:value-type="float">
            <text:p>-62,7584</text:p>
          </table:table-cell>
          <table:table-cell office:value-type="float" office:value="16.03" calcext:value-type="float">
            <text:p>16,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[.B5]*2.205" office:value-type="float" office:value="-13.23" calcext:value-type="float">
            <text:p>-13,23</text:p>
          </table:table-cell>
          <table:table-cell table:formula="of:=[.B5]*9.806" office:value-type="float" office:value="-58.836" calcext:value-type="float">
            <text:p>-58,836</text:p>
          </table:table-cell>
          <table:table-cell office:value-type="float" office:value="15.27" calcext:value-type="float">
            <text:p>15,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.5" calcext:value-type="float">
            <text:p>-5,5</text:p>
          </table:table-cell>
          <table:table-cell table:formula="of:=[.B6]*2.205" office:value-type="float" office:value="-12.1275" calcext:value-type="float">
            <text:p>-12,1275</text:p>
          </table:table-cell>
          <table:table-cell table:formula="of:=[.B6]*9.806" office:value-type="float" office:value="-53.933" calcext:value-type="float">
            <text:p>-53,933</text:p>
          </table:table-cell>
          <table:table-cell office:value-type="float" office:value="14.35" calcext:value-type="float">
            <text:p>14,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[.B7]*2.205" office:value-type="float" office:value="-11.025" calcext:value-type="float">
            <text:p>-11,025</text:p>
          </table:table-cell>
          <table:table-cell table:formula="of:=[.B7]*9.806" office:value-type="float" office:value="-49.03" calcext:value-type="float">
            <text:p>-49,03</text:p>
          </table:table-cell>
          <table:table-cell office:value-type="float" office:value="13.4" calcext:value-type="float">
            <text:p>13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4" calcext:value-type="float">
            <text:p>-1,4</text:p>
          </table:table-cell>
          <table:table-cell table:formula="of:=[.B8]*2.205" office:value-type="float" office:value="-3.087" calcext:value-type="float">
            <text:p>-3,087</text:p>
          </table:table-cell>
          <table:table-cell table:formula="of:=[.B8]*9.806" office:value-type="float" office:value="-13.7284" calcext:value-type="float">
            <text:p>-13,7284</text:p>
          </table:table-cell>
          <table:table-cell office:value-type="float" office:value="6.6" calcext:value-type="float">
            <text:p>6,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.2" calcext:value-type="float">
            <text:p>-1,2</text:p>
          </table:table-cell>
          <table:table-cell table:formula="of:=[.B9]*2.205" office:value-type="float" office:value="-2.646" calcext:value-type="float">
            <text:p>-2,646</text:p>
          </table:table-cell>
          <table:table-cell table:formula="of:=[.B9]*9.806" office:value-type="float" office:value="-11.7672" calcext:value-type="float">
            <text:p>-11,7672</text:p>
          </table:table-cell>
          <table:table-cell office:value-type="float" office:value="6.22" calcext:value-type="float">
            <text:p>6,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10]*2.205" office:value-type="float" office:value="-2.205" calcext:value-type="float">
            <text:p>-2,205</text:p>
          </table:table-cell>
          <table:table-cell table:formula="of:=[.B10]*9.806" office:value-type="float" office:value="-9.806" calcext:value-type="float">
            <text:p>-9,806</text:p>
          </table:table-cell>
          <table:table-cell office:value-type="float" office:value="5.85" calcext:value-type="float">
            <text:p>5,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[.B11]*2.205" office:value-type="float" office:value="-1.1025" calcext:value-type="float">
            <text:p>-1,1025</text:p>
          </table:table-cell>
          <table:table-cell table:formula="of:=[.B11]*9.806" office:value-type="float" office:value="-4.903" calcext:value-type="float">
            <text:p>-4,903</text:p>
          </table:table-cell>
          <table:table-cell office:value-type="float" office:value="4.9" calcext:value-type="float">
            <text:p>4,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[.B12]*2.205" office:value-type="float" office:value="1.1025" calcext:value-type="float">
            <text:p>1,1025</text:p>
          </table:table-cell>
          <table:table-cell table:formula="of:=[.B12]*9.806" office:value-type="float" office:value="4.903" calcext:value-type="float">
            <text:p>4,903</text:p>
          </table:table-cell>
          <table:table-cell office:value-type="float" office:value="2.98" calcext:value-type="float">
            <text:p>2,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2.205" office:value-type="float" office:value="2.205" calcext:value-type="float">
            <text:p>2,205</text:p>
          </table:table-cell>
          <table:table-cell table:formula="of:=[.B13]*9.806" office:value-type="float" office:value="9.806" calcext:value-type="float">
            <text:p>9,806</text:p>
          </table:table-cell>
          <table:table-cell office:value-type="float" office:value="2.03" calcext:value-type="float">
            <text:p>2,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table:formula="of:=[.B14]*2.205" office:value-type="float" office:value="2.646" calcext:value-type="float">
            <text:p>2,646</text:p>
          </table:table-cell>
          <table:table-cell table:formula="of:=[.B14]*9.806" office:value-type="float" office:value="11.7672" calcext:value-type="float">
            <text:p>11,7672</text:p>
          </table:table-cell>
          <table:table-cell office:value-type="float" office:value="1.66" calcext:value-type="float">
            <text:p>1,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formula="of:=[.B15]*2.205" office:value-type="float" office:value="3.087" calcext:value-type="float">
            <text:p>3,087</text:p>
          </table:table-cell>
          <table:table-cell table:formula="of:=[.B15]*9.806" office:value-type="float" office:value="13.7284" calcext:value-type="float">
            <text:p>13,7284</text:p>
          </table:table-cell>
          <table:table-cell office:value-type="float" office:value="1.29" calcext:value-type="float">
            <text:p>1,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6]*2.205" office:value-type="float" office:value="11.025" calcext:value-type="float">
            <text:p>11,025</text:p>
          </table:table-cell>
          <table:table-cell table:formula="of:=[.B16]*9.806" office:value-type="float" office:value="49.03" calcext:value-type="float">
            <text:p>49,03</text:p>
          </table:table-cell>
          <table:table-cell office:value-type="float" office:value="-5.48" calcext:value-type="float">
            <text:p>-5,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formula="of:=[.B17]*2.205" office:value-type="float" office:value="12.1275" calcext:value-type="float">
            <text:p>12,1275</text:p>
          </table:table-cell>
          <table:table-cell table:formula="of:=[.B17]*9.806" office:value-type="float" office:value="53.933" calcext:value-type="float">
            <text:p>53,933</text:p>
          </table:table-cell>
          <table:table-cell office:value-type="float" office:value="-6.41" calcext:value-type="float">
            <text:p>-6,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8]*2.205" office:value-type="float" office:value="13.23" calcext:value-type="float">
            <text:p>13,23</text:p>
          </table:table-cell>
          <table:table-cell table:formula="of:=[.B18]*9.806" office:value-type="float" office:value="58.836" calcext:value-type="float">
            <text:p>58,836</text:p>
          </table:table-cell>
          <table:table-cell office:value-type="float" office:value="-7.35" calcext:value-type="float">
            <text:p>-7,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.4" calcext:value-type="float">
            <text:p>6,4</text:p>
          </table:table-cell>
          <table:table-cell table:formula="of:=[.B19]*2.205" office:value-type="float" office:value="14.112" calcext:value-type="float">
            <text:p>14,112</text:p>
          </table:table-cell>
          <table:table-cell table:formula="of:=[.B19]*9.806" office:value-type="float" office:value="62.7584" calcext:value-type="float">
            <text:p>62,7584</text:p>
          </table:table-cell>
          <table:table-cell office:value-type="float" office:value="-8.1" calcext:value-type="float">
            <text:p>-8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0]*2.205" office:value-type="float" office:value="22.05" calcext:value-type="float">
            <text:p>22,05</text:p>
          </table:table-cell>
          <table:table-cell table:formula="of:=[.B20]*9.806" office:value-type="float" office:value="98.06" calcext:value-type="float">
            <text:p>98,06</text:p>
          </table:table-cell>
          <table:table-cell office:value-type="float" office:value="-14.89" calcext:value-type="float">
            <text:p>-14,89</text:p>
          </table:table-cell>
          <table:table-cell table:number-columns-repeated="7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3T13:07:30.440095342</meta:creation-date>
    <dc:date>2020-12-03T13:53:29.049108944</dc:date>
    <meta:editing-duration>PT4M14S</meta:editing-duration>
    <meta:editing-cycles>1</meta:editing-cycles>
    <meta:document-statistic meta:table-count="1" meta:cell-count="77" meta:object-count="1"/>
    <meta:generator>LibreOffice/6.3.5.2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4.201cm" style:legend-expansion="high" chart:style-name="ch2"/>
        <chart:plot-area chart:style-name="ch3" table:cell-range-address="Feuille1.E1:Feuille1.E20" chart:data-source-has-labels="row" svg:x="0.32cm" svg:y="0.18cm" svg:width="12.058cm" svg:height="8.64cm">
          <chartooo:coordinate-region svg:x="1.047cm" svg:y="0.379cm" svg:width="11.1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2:Feuille1.E20" chart:label-cell-address="Feuille1.E1:Feuille1.E1" chart:class="chart:scatte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nsion(mV)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E2:Feuille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7">
                <text:p>15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48">
                <text:p>-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1">
                <text:p>-6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35">
                <text:p>-7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.89">
                <text:p>-14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